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6402" officeooo:paragraph-rsid="001d6402" style:font-size-asian="18pt" style:font-size-complex="18pt"/>
    </style:style>
    <style:style style:name="P2" style:family="paragraph" style:parent-style-name="Standard">
      <style:text-properties officeooo:rsid="00201e01" officeooo:paragraph-rsid="00201e01"/>
    </style:style>
    <style:style style:name="P3" style:family="paragraph" style:parent-style-name="Standard">
      <style:text-properties officeooo:rsid="0021397d" officeooo:paragraph-rsid="0021397d"/>
    </style:style>
    <style:style style:name="P4" style:family="paragraph" style:parent-style-name="Standard">
      <style:text-properties officeooo:rsid="002235e2" officeooo:paragraph-rsid="002235e2"/>
    </style:style>
    <style:style style:name="T1" style:family="text">
      <style:text-properties officeooo:rsid="001e6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manche 6 novembre <text:span text:style-name="T1">(4h)</text:span>: </text:p>
      <text:p text:style-name="P2"/>
      <text:p text:style-name="P2">Creation des services permettant de generer un accusé de reception et une lettred'audition.</text:p>
      <text:p text:style-name="P4">Pour l'instant les données insérés dans les lettres sont fixés en dur dans le code.</text:p>
      <text:p text:style-name="P2"/>
      <text:p text:style-name="P3">Reste à faire :</text:p>
      <text:p text:style-name="P3">- Requetes vers la base de données afin de recuperer les données à inserer dans les lettres</text:p>
      <text:p text:style-name="P3">- Liens avec les interfa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0S</meta:editing-duration>
    <meta:editing-cycles>8</meta:editing-cycles>
    <meta:generator>LibreOffice/4.4.2.2$Windows_x86 LibreOffice_project/c4c7d32d0d49397cad38d62472b0bc8acff48dd6</meta:generator>
    <dc:date>2015-12-06T18:32:52.400000000</dc:date>
    <meta:document-statistic meta:table-count="0" meta:image-count="0" meta:object-count="0" meta:page-count="1" meta:paragraph-count="6" meta:word-count="58" meta:character-count="333" meta:non-whitespace-character-count="280"/>
    <meta:user-defined meta:name="Info 1"/>
    <meta:user-defined meta:name="Info 2"/>
    <meta:user-defined meta:name="Info 3"/>
    <meta:user-defined meta:name="Info 4"/>
  </office:meta>
</office:document-meta>
</file>